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jaliOldLipi" svg:font-family="AnjaliOldLip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position="0% 100%" fo:font-weight="normal" officeooo:rsid="000bb110" officeooo:paragraph-rsid="000bb110" style:font-weight-asian="normal" style:font-weight-complex="normal"/>
    </style:style>
    <style:style style:name="P2" style:family="paragraph" style:parent-style-name="Standard">
      <style:text-properties officeooo:rsid="000bb110" officeooo:paragraph-rsid="000bb110"/>
    </style:style>
    <style:style style:name="P3" style:family="paragraph" style:parent-style-name="Standard">
      <style:paragraph-properties fo:text-align="start" style:justify-single-word="false"/>
      <style:text-properties officeooo:rsid="000bb110" officeooo:paragraph-rsid="000bb110"/>
    </style:style>
    <style:style style:name="P4" style:family="paragraph" style:parent-style-name="Standard">
      <style:paragraph-properties fo:text-align="start" style:justify-single-word="false"/>
      <style:text-properties officeooo:paragraph-rsid="00131319"/>
    </style:style>
    <style:style style:name="P5" style:family="paragraph" style:parent-style-name="Standard">
      <style:paragraph-properties fo:text-align="start" style:justify-single-word="false"/>
      <style:text-properties officeooo:paragraph-rsid="001498cc"/>
    </style:style>
    <style:style style:name="P6" style:family="paragraph" style:parent-style-name="Standard">
      <style:paragraph-properties fo:text-align="start" style:justify-single-word="false"/>
      <style:text-properties fo:font-size="12pt" officeooo:rsid="00131319" officeooo:paragraph-rsid="00131319" style:font-size-asian="12pt" style:font-size-complex="12pt"/>
    </style:style>
    <style:style style:name="P7" style:family="paragraph" style:parent-style-name="Standard">
      <style:paragraph-properties fo:text-align="start" style:justify-single-word="false"/>
      <style:text-properties fo:font-size="12pt" fo:font-weight="bold" officeooo:rsid="00131319" officeooo:paragraph-rsid="00131319"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31319" officeooo:paragraph-rsid="001498cc"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position="0% 100%" fo:font-weight="bold" style:font-weight-asian="bold" style:font-weight-complex="bold"/>
    </style:style>
    <style:style style:name="T3" style:family="text">
      <style:text-properties style:text-position="0% 100%" fo:font-weight="normal" style:font-weight-asian="normal" style:font-weight-complex="normal"/>
    </style:style>
    <style:style style:name="T4" style:family="text">
      <style:text-properties officeooo:rsid="000e2976"/>
    </style:style>
    <style:style style:name="T5" style:family="text">
      <style:text-properties style:font-name="AnjaliOldLipi"/>
    </style:style>
    <style:style style:name="T6" style:family="text">
      <style:text-properties style:font-name="AnjaliOldLipi" fo:font-size="26pt" style:font-size-asian="26pt" style:font-size-complex="26pt"/>
    </style:style>
    <style:style style:name="T7" style:family="text">
      <style:text-properties style:font-name="AnjaliOldLipi" fo:font-size="26pt" officeooo:rsid="00131319" style:font-size-asian="26pt" style:font-size-complex="26pt"/>
    </style:style>
    <style:style style:name="T8" style:family="text">
      <style:text-properties style:font-name="AnjaliOldLipi" officeooo:rsid="00131319"/>
    </style:style>
    <style:style style:name="T9" style:family="text">
      <style:text-properties style:font-name="AnjaliOldLipi" fo:font-weight="bold"/>
    </style:style>
    <style:style style:name="T10" style:family="text">
      <style:text-properties style:font-name="AnjaliOldLipi" fo:font-style="italic"/>
    </style:style>
    <style:style style:name="T11" style:family="text">
      <style:text-properties style:font-name="AnjaliOldLipi" fo:font-size="12pt" officeooo:rsid="00131319" style:font-size-asian="12pt" style:font-size-complex="12pt"/>
    </style:style>
    <style:style style:name="T12" style:family="text">
      <style:text-properties style:font-name="AnjaliOldLipi" fo:font-size="12pt" officeooo:rsid="00165c3a" style:font-size-asian="12pt" style:font-size-complex="12pt"/>
    </style:style>
    <style:style style:name="T13" style:family="text">
      <style:text-properties style:font-name="AnjaliOldLipi" fo:font-size="12pt" fo:font-weight="bold" officeooo:rsid="001498cc" style:font-size-asian="12pt" style:font-weight-asian="bold" style:font-size-complex="12pt" style:font-weight-complex="bold"/>
    </style:style>
    <style:style style:name="T14" style:family="text">
      <style:text-properties style:font-name="AnjaliOldLipi" fo:font-size="12pt" fo:font-weight="normal" officeooo:rsid="001498cc" style:font-size-asian="12pt" style:font-weight-asian="normal" style:font-size-complex="12pt" style:font-weight-complex="normal"/>
    </style:style>
    <style:style style:name="T15" style:family="text">
      <style:text-properties style:font-name="AnjaliOldLipi" officeooo:rsid="001498cc"/>
    </style:style>
    <style:style style:name="T16" style:family="text">
      <style:text-properties style:font-name="AnjaliOldLipi" officeooo:rsid="00165c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Future Value und Present Value</text:span></text:p>
      <text:p text:style-name="P6"><text:span text:style-name="T5"/></text:p>
      <text:p text:style-name="P6"><text:span text:style-name="T5">Diskontieren ist eine Rechenoperation der Finanzmathematik. </text:span></text:p>
      <text:p text:style-name="P6"><text:span text:style-name="T5">Mit der man den zukünftigen Wert einer Zahlung berechnet</text:span></text:p>
      <text:p text:style-name="P6"><text:span text:style-name="T5"/></text:p>
      <text:p text:style-name="P4"><text:span text:style-name="T11">Diskontfaktor = </text:span><text:span text:style-name="T12">Der Diskontfaktor e</text:span><text:span text:style-name="T5">rmöglicht </text:span><text:span text:style-name="T16">es</text:span><text:span text:style-name="T5">, zukünftiges Einkommen und zukünftigen Konsum zu heutigem Wert zu messen.</text:span></text:p>
      <text:p text:style-name="P4"><text:span text:style-name="T5"/></text:p>
      <text:p text:style-name="P4"><text:span text:style-name="T5">Grösse in der Zinseszinsrechnung, die dazu dient, den Bar-, Gegenwarts- oder Kapitalwert von in künftigen Perioden anfallenden Zahlungen zu errechnen </text:span></text:p>
      <text:p text:style-name="P4"><text:span text:style-name="T5"/></text:p>
      <text:p text:style-name="P5"><text:span text:style-name="T11">Diskontsatz = </text:span><text:span text:style-name="T14">Der Diskontsatz ist der Zinssatz, zu dem ein Kreditinstitut Wechsel an die Zentralbank verkaufen (rediskontieren) kann. Damit kann sie sich kurzfristig Liquidität verschaffen. Als Preis zahlt sie dafür den Diskontsatz (als Abschlag vom Nominalwert). </text:span></text:p>
      <text:p text:style-name="P6"><text:span text:style-name="T5"/></text:p>
      <text:p text:style-name="P8"><text:span text:style-name="T5">Variabeln</text:span><text:span text:style-name="T15"> </text:span></text:p>
      <text:p text:style-name="P6"><text:span text:style-name="T5">FV = Future Value</text:span></text:p>
      <text:p text:style-name="P6"><text:span text:style-name="T5">PV = Present Value</text:span></text:p>
      <text:p text:style-name="P6"><text:span text:style-name="T5">r = Zinsssatz</text:span></text:p>
      <text:p text:style-name="P6"><text:span text:style-name="T5">T = Anzahl Zeitperioden</text:span></text:p>
      <text:p text:style-name="P6"><text:span text:style-name="T5"/></text:p>
      <text:p text:style-name="P7"><text:span text:style-name="T5">Formeln</text:span></text:p>
      <text:p text:style-name="P6"><text:span text:style-name="T5">FV = PV(1+r)T</text:span></text:p>
      <text:p text:style-name="P6"><text:span text:style-name="T5">PV = (1+r)^T = FV(1+r)^-T</text:span></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njaliOldLipi" svg:font-family="AnjaliOldLip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6M12S</meta:editing-duration>
    <meta:editing-cycles>5</meta:editing-cycles>
    <meta:generator>LibreOffice/5.2.4.2$Windows_x86 LibreOffice_project/3d5603e1122f0f102b62521720ab13a38a4e0eb0</meta:generator>
    <dc:date>2017-01-28T18:07:48.275000000</dc:date>
    <meta:document-statistic meta:table-count="0" meta:image-count="0" meta:object-count="0" meta:page-count="1" meta:paragraph-count="14" meta:word-count="117" meta:character-count="807" meta:non-whitespace-character-count="700"/>
    <meta:user-defined meta:name="Info 1"/>
    <meta:user-defined meta:name="Info 2"/>
    <meta:user-defined meta:name="Info 3"/>
    <meta:user-defined meta:name="Info 4"/>
  </office:meta>
</office:document-meta>
</file>